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395cm"/>
    </style:style>
    <style:style style:name="co2" style:family="table-column">
      <style:table-column-properties fo:break-before="auto" style:column-width="20.302cm"/>
    </style:style>
    <style:style style:name="co3" style:family="table-column">
      <style:table-column-properties fo:break-before="auto" style:column-width="4.19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b788d3" style:font-name="Monospace" fo:font-size="10pt" style:font-name-asian="Monospace" style:font-name-complex="Monospace" style:font-size-asian="10pt" style:font-size-complex="10pt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 fo:color="#9e9e9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8"/>
        <table:table-row table:style-name="ro1">
          <table:table-cell table:style-name="ce1" office:value-type="string" calcext:value-type="string">
            <text:p>Nome</text:p>
          </table:table-cell>
          <table:table-cell office:value-type="string" calcext:value-type="string">
            <text:p>Nome tabela banco</text:p>
          </table:table-cell>
          <table:table-cell table:style-name="Default" office:value-type="string" calcext:value-type="string">
            <text:p>Tabela CRIADA?</text:p>
          </table:table-cell>
        </table:table-row>
        <table:table-row table:style-name="ro1">
          <table:table-cell office:value-type="string" calcext:value-type="string">
            <text:p><text:a xlink:href="https://dados.ons.org.br/dataset/balanco_dessem_geral" xlink:type="simple">Balanço de Energia do DESSEM - Geral</text:a></text:p>
          </table:table-cell>
          <table:table-cell office:value-type="string" calcext:value-type="string">
            <text:p>BALANCO_ENERGIA_DESSEM_GERA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balanco_dessem_detalhe" xlink:type="simple">Balanço de Energia do DESSEM - Detalhado</text:a></text:p>
          </table:table-cell>
          <table:table-cell office:value-type="string" calcext:value-type="string">
            <text:p>BALANCO_ENERGIA_DESSEM_DETALHAD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balanco-energia-subsistema" xlink:type="simple">Balanço de Energia nos Subsistemas</text:a></text:p>
          </table:table-cell>
          <table:table-cell office:value-type="string" calcext:value-type="string">
            <text:p>BALANCO_ENERGIA_SUBSISTEM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capacidade-geracao" xlink:type="simple">Capacidade Instalada de Geração</text:a></text:p>
          </table:table-cell>
          <table:table-cell office:value-type="string" calcext:value-type="string">
            <text:p>CAPACIDADE_INSTALADA_GERACA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capacidade-transformacao" xlink:type="simple">Capacidade de Transformação da Rede Básica</text:a></text:p>
          </table:table-cell>
          <table:table-cell office:value-type="string" calcext:value-type="string">
            <text:p>CAPACIDADE_TRANSFORMACAO_REDE_BASIC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carga-energia" xlink:type="simple">Carga de Energia Diária</text:a></text:p>
          </table:table-cell>
          <table:table-cell office:value-type="string" calcext:value-type="string">
            <text:p>CARGA_ENERGIA_DIARI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carga-mensal" xlink:type="simple">Carga de Energia Mensal</text:a></text:p>
          </table:table-cell>
          <table:table-cell office:value-type="string" calcext:value-type="string">
            <text:p>CARGA_ENERGIA_MENSA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carga-energia-programada" xlink:type="simple">Carga de Energia Programada</text:a></text:p>
          </table:table-cell>
          <table:table-cell table:style-name="ce7" office:value-type="string" calcext:value-type="string">
            <text:p>CARGA_ENERGIA_PROGRAMADA</text:p>
          </table:table-cell>
          <table:table-cell office:value-type="string" calcext:value-type="string">
            <text:p>SEM CSV</text:p>
          </table:table-cell>
        </table:table-row>
        <table:table-row table:style-name="ro1">
          <table:table-cell office:value-type="string" calcext:value-type="string">
            <text:p><text:a xlink:href="https://dados.ons.org.br/dataset/carga-energia-verificada" xlink:type="simple">Carga de Energia Verificada</text:a></text:p>
          </table:table-cell>
          <table:table-cell/>
          <table:table-cell office:value-type="string" calcext:value-type="string">
            <text:p>SEM CSV</text:p>
          </table:table-cell>
        </table:table-row>
        <table:table-row table:style-name="ro1">
          <table:table-cell office:value-type="string" calcext:value-type="string">
            <text:p><text:a xlink:href="https://dados.ons.org.br/dataset/cargaglobal-roraima" xlink:type="simple">Carga Global de Roraima</text:a></text:p>
          </table:table-cell>
          <table:table-cell office:value-type="string" calcext:value-type="string">
            <text:p>CARGA_GLOBAL_RORAIM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cmo-semanal" xlink:type="simple">CMO Semanal</text:a></text:p>
          </table:table-cell>
          <table:table-cell office:value-type="string" calcext:value-type="string">
            <text:p>CMO_SEMANA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cmo-semi-horario" xlink:type="simple">CMO Semi-Horário</text:a></text:p>
          </table:table-cell>
          <table:table-cell office:value-type="string" calcext:value-type="string">
            <text:p>CMO_SEMIHORARI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curva-carga" xlink:type="simple">Curva de Carga Horária</text:a></text:p>
          </table:table-cell>
          <table:table-cell office:value-type="string" calcext:value-type="string">
            <text:p>CVU_USINAS_TERMICA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cvu-usitermica" xlink:type="simple">CVU das Usinas Térmicas</text:a></text:p>
          </table:table-cell>
          <table:table-cell office:value-type="string" calcext:value-type="string">
            <text:p>CONTORNOS_BACIAS_HIDROGRAFICA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bacia_contorno" xlink:type="simple">Contornos das Bacias Hidrográficas</text:a></text:p>
          </table:table-cell>
          <table:table-cell office:value-type="string" calcext:value-type="string">
            <text:p>DADOS_HIDROLOGICOS_RESERVATORIOS_DIARIO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dados-hidrologicos-res" xlink:type="simple">Dados Hidrológicos de Reservatórios - Base Diária</text:a></text:p>
          </table:table-cell>
          <table:table-cell office:value-type="string" calcext:value-type="string">
            <text:p>DADOS_HIDROLOGICOS_RESERVATORIOS_HORARIO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dados_hidrologicos_ho" xlink:type="simple">Dados Hidrológicos de Reservatórios - Base Horária</text:a></text:p>
          </table:table-cell>
          <table:table-cell office:value-type="string" calcext:value-type="string">
            <text:p>DADOS_HIDROLOGICOS_VOLUME_ESPERA_RECOMENDAD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res_volumeespera" xlink:type="simple">Dados Hidrológicos - Volume de Espera Recomendado</text:a></text:p>
          </table:table-cell>
          <table:table-cell office:value-type="string" calcext:value-type="string">
            <text:p>DADOS_HIDROLOGICOS_VOLUME_ESPERA_RECOMENDAD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programacao_fluxo_controlado" xlink:type="simple">Dados dos Programados dos Elementos de Fluxo Controlado</text:a></text:p>
          </table:table-cell>
          <table:table-cell office:value-type="string" calcext:value-type="string">
            <text:p>DADOS_DOS_PROGRAMADOS_DOS_ELEMENTOS_DE_FLUXO_CONTROLAD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programacao_x_previsao" xlink:type="simple">Dados dos Valores da Previsão Versus Programado - Eólicas e Solares</text:a></text:p>
          </table:table-cell>
          <table:table-cell office:value-type="string" calcext:value-type="string">
            <text:p>DADOS_PVP_EOL_SOLA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programacao_diaria" xlink:type="simple">Dados dos Valores da Programação Diária</text:a></text:p>
          </table:table-cell>
          <table:table-cell office:value-type="string" calcext:value-type="string">
            <text:p>DADOS_DOS_VALORES_DA_PROGRAMACAO_DIARI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disponibilidade_usina" xlink:type="simple">Disponibilidade de Usinas</text:a></text:p>
          </table:table-cell>
          <table:table-cell office:value-type="string" calcext:value-type="string">
            <text:p>DADOS_DE_DISPONIBILIDADE_DE_USINAS_EM_BASE_HORARI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ear-diario-por-bacia" xlink:type="simple">EAR Diário por Bacia</text:a></text:p>
          </table:table-cell>
          <table:table-cell office:value-type="string" calcext:value-type="string">
            <text:p>EAR_DIARIO_POR_BACI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ear-diario-por-ree-reservatorio-equivalente-de-energia" xlink:type="simple">EAR Diário por REE - Reservatório Equivalente de Energia</text:a></text:p>
          </table:table-cell>
          <table:table-cell office:value-type="string" calcext:value-type="string">
            <text:p>EAR_DIARIO_RE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ear-diario-por-reservatorio" xlink:type="simple">EAR Diário por Reservatório</text:a></text:p>
          </table:table-cell>
          <table:table-cell office:value-type="string" calcext:value-type="string">
            <text:p>EAR_DIARIO_RESEVATORI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ear-diario-por-subsistema" xlink:type="simple">EAR Diário por Subsistema</text:a></text:p>
          </table:table-cell>
          <table:table-cell office:value-type="string" calcext:value-type="string">
            <text:p>EAR_Diario_por_Subsistem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ena-diario-por-bacia" xlink:type="simple">ENA Diário por Bacia</text:a></text:p>
          </table:table-cell>
          <table:table-cell office:value-type="string" calcext:value-type="string">
            <text:p>ENA_Diario_por_Baci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ena-diario-por-ree-reservatorio-equivalente-de-energia" xlink:type="simple">ENA Diário por REE - Reservatório Equivalente de Energia</text:a></text:p>
          </table:table-cell>
          <table:table-cell office:value-type="string" calcext:value-type="string">
            <text:p>ENA_DIARIO_POR_REE_RESERVATORIO_EQUIVALENTE_DE_ENERGIA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ena-diario-por-reservatorio" xlink:type="simple">ENA Diário por Reservatório</text:a></text:p>
          </table:table-cell>
          <table:table-cell office:value-type="string" calcext:value-type="string">
            <text:p>ENA_DIARIO_POR_RESEVATORIO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ena-diario-por-subsistema" xlink:type="simple">ENA Diário por Subsistema</text:a></text:p>
          </table:table-cell>
          <table:table-cell office:value-type="string" calcext:value-type="string">
            <text:p>ENA_Diario_por_Subsistema</text:p>
          </table:table-cell>
          <table:table-cell table:style-name="ce1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energia-vertida-turbinavel" xlink:type="simple">Energia Vertida Turbinável</text:a></text:p>
          </table:table-cell>
          <table:table-cell office:value-type="string" calcext:value-type="string">
            <text:p>Energia_Vertida_Turbinave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equipamento-controle-reativo" xlink:type="simple">Equipamentos de Controle de Reativos da Rede de Operação</text:a></text:p>
          </table:table-cell>
          <table:table-cell office:value-type="string" calcext:value-type="string">
            <text:p>Equipamentos_Controle_Reativos_Rede_Operaçã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fator-capacidade-2" xlink:type="simple">Fator de Capacidade de Geração Eólica e Solar</text:a></text:p>
          </table:table-cell>
          <table:table-cell office:value-type="string" calcext:value-type="string">
            <text:p><text:span text:style-name="T1">Fator_Capacidade_Gera</text:span><text:span text:style-name="T2">ção_Eolica_Solar</text:span>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geracao-exportacao-internacional" xlink:type="simple">Geração Comercial Para Exportação Internacional</text:a></text:p>
          </table:table-cell>
          <table:table-cell office:value-type="string" calcext:value-type="string">
            <text:p><text:span text:style-name="T1">Gera</text:span><text:span text:style-name="T2">ção_Comercial_Para_Exportação_Internacional</text:span>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geracao-usina-2" xlink:type="simple">Geração por Usina em Base Horária</text:a></text:p>
          </table:table-cell>
          <table:table-cell office:value-type="string" calcext:value-type="string">
            <text:p>GERACAO_USINA_BASE_HORARI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geracao-termica-despacho-2" xlink:type="simple">Geração Térmica por Motivo de Despacho</text:a></text:p>
          </table:table-cell>
          <table:table-cell office:value-type="string" calcext:value-type="string">
            <text:p>GERACAO_TERMICA_MOTIVO_DESPACH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grandezas_fluviometricas" xlink:type="simple">Grandezas Fluviométricas</text:a></text:p>
          </table:table-cell>
          <table:table-cell office:value-type="string" calcext:value-type="string">
            <text:p>Grandezas_Fluviometrica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mportacaoenergia-comercial-2" xlink:type="simple">Importação de Energia na Modalidade Comercial por Bloco</text:a></text:p>
          </table:table-cell>
          <table:table-cell office:value-type="string" calcext:value-type="string">
            <text:p>Importacao_Energia_Modalidade_Comercial_Bloc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nd_confiarb_atls" xlink:type="simple">Indicadores de Confiabilidade da Rede Básica: ATLS – Atendimento aos Limites Sistêmicos</text:a></text:p>
          </table:table-cell>
          <table:table-cell office:value-type="string" calcext:value-type="string">
            <text:p>indicadores_conf_rede_basica_atl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nd_confiarb_ccal" xlink:type="simple">Indicadores de Confiabilidade da Rede Básica: CCAL - Controle de Carregamento de Linhas de Transmissão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ados.ons.org.br/dataset/ind_confiarb_ccat" xlink:type="simple">Indicadores de Confiabilidade da Rede Básica: CCAT – Controle de Carregamento de Transformadores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ados.ons.org.br/dataset/ind_confiarb_ciper" xlink:type="simple">Indicadores de Confiabilidade da Rede Básica: CIPER – Carga Interrompida por Perturbações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ados.ons.org.br/dataset/groups/ind_confiarb_dreq_freq" xlink:type="simple">Indicadores de Confiabilidade da Rede Básica: DREQ, FREQ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ados.ons.org.br/dataset/ind_confiarb_energianaosuprida" xlink:type="simple">Indicadores de Confiabilidade da Rede Básica: ENS – Energia Não Suprid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ados.ons.org.br/dataset/ind_confiarb_robustez" xlink:type="simple">Indicadores de Confiabilidade da Rede Básica: Robustez – RMAL, RMCS, RRB E RRBCS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ados.ons.org.br/dataset/ind_confiarb_severidade" xlink:type="simple">Indicadores de Confiabilidade da Rede Básica: SM - Severidade das Perturbações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ados.ons.org.br/dataset/ind_providencia_ecpa_pcpa" xlink:type="simple">Indicadores de Cumprimento de Providências: ECPA E PCP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ados.ons.org.br/dataset/ind-disponibilidade-geracao-sin" xlink:type="simple">Indicadores de Disponibilidade de Função Geração para o SIN – Base Mensa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ados.ons.org.br/dataset/ind_disponibilidade_ft_reativo" xlink:type="simple">Indicadores de Disponibilidade de Função Transmissão – Equipamentos de Controle de Reativo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ados.ons.org.br/dataset/ind_disponibilidade_ft_conversor" xlink:type="simple">Indicadores de Disponibilidade de Função Transmissão – Conversores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ados.ons.org.br/dataset/ind_disponibilidade_ft_trlt" xlink:type="simple">Indicadores de Disponibilidade de Função Transmissão – Linhas de Transmissão e Transformadores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ados.ons.org.br/dataset/ind_disponibilidade_fgeracao_uge_anual" xlink:type="simple">Indicadores de Desempenho das Funções Geração por Unidade Geradora em Base Anua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ados.ons.org.br/dataset/ind_disponibilidade_fgeracao_uge_mensal" xlink:type="simple">Indicadores de Desempenho das Funções Geração por Unidade Geradora em Base Mensa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ados.ons.org.br/dataset/ind_qualid_dfd_evento" xlink:type="simple">Indicadores de Qualidade de Energia da Rede Básica: DFD – Desempenho da Frequência em Distúrbios por Evento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ados.ons.org.br/dataset/ind_qualid_dfd_meano" xlink:type="simple">Indicadores de Qualidade de Energia da Rede Básica: DFD – Desempenho da Frequência em Distúrbios - Mensal e Anua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ados.ons.org.br/dataset/ind_qualid_dfp_regime" xlink:type="simple">Indicadores de Qualidade de Energia da Rede Básica: DFP – Desempenho da Frequência em Regime Permanente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ados.ons.org.br/dataset/intercambio-nacional" xlink:type="simple">Intercâmbios Entre Subsistemas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ados.ons.org.br/dataset/intercambio-internacional" xlink:type="simple">Intercâmbio do SIN com Outros Países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ados.ons.org.br/dataset/intercambio_modalidade" xlink:type="simple">Intercâmbio de Energia por Modalidade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ados.ons.org.br/dataset/linha-transmissao" xlink:type="simple">Linhas de Transmissão da Rede de Operação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ados.ons.org.br/dataset/modalidade-usina" xlink:type="simple">Modalidade de Operação de Usin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ados.ons.org.br/dataset/ofertapreco-importacao" xlink:type="simple">Ofertas de Preço para Importação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ados.ons.org.br/dataset/usina_conjunto" xlink:type="simple">Relacionamento Entre Conjuntos e Usinas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ados.ons.org.br/dataset/usina_pqu" xlink:type="simple">Relacionamento Entre Grupos de Pequenas Usinas e Usinas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ados.ons.org.br/dataset/reservatorio" xlink:type="simple">Reservatórios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ados.ons.org.br/dataset/restricao_coff_eolica_usi" xlink:type="simple">Restrição de Operação por Constrained-off de Usinas Eólicas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ados.ons.org.br/dataset/restricao_coff_eolica_detail" xlink:type="simple">Restrição de Operação por Constrained-off de Usinas Eólicas - Detalhamento por Usin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ados.ons.org.br/dataset/restricao_coff_fotovoltaica" xlink:type="simple">Restrição de Operação por Constrained-off de Usinas Fotovoltaicas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ados.ons.org.br/dataset/restricao_coff_fotovoltaica_detail" xlink:type="simple">Restrição de Operação por Constrained-off de Usinas Fotovoltaicas - Detalhamento por Usin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ados.ons.org.br/dataset/subestacao" xlink:type="simple">Subestação da Rede de Operação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ados.ons.org.br/dataset/taxa_teif_teip" xlink:type="simple">Taxas TEIFa e TEIP</text:a>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Planilha1.A1:Planilha1.C7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9:17:43.05067588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0T19:35:53.763957177</meta:creation-date>
    <dc:date>2025-07-14T22:30:13.204434047</dc:date>
    <meta:editing-duration>PT3H22M20S</meta:editing-duration>
    <meta:editing-cycles>5</meta:editing-cycles>
    <meta:generator>LibreOffice/25.2.2.2$Linux_X86_64 LibreOffice_project/520$Build-2</meta:generator>
    <meta:document-statistic meta:table-count="1" meta:cell-count="151" meta:object-count="0"/>
  </office:meta>
</office:document-meta>
</file>